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assName Test #" table:style-name="ta1">
        <table:shapes>
          <draw:frame draw:z-index="0" draw:style-name="gr1" draw:text-style-name="P1" svg:width="453.51pt" svg:height="251.89pt" svg:x="189.44pt" svg:y="139.1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number-columns-repeated="2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Analyzing Grade Distribution</text:p>
          </table:table-cell>
          <table:covered-table-cell table:number-columns-repeated="4"/>
          <table:table-cell office:value-type="string" calcext:value-type="string" table:number-columns-spanned="4" table:number-rows-spanned="1">
            <text:p>(after corrections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Out of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ints</text:p>
          </table:table-cell>
          <table:table-cell table:style-name="ce6" office:value-type="string" calcext:value-type="string" table:number-columns-spanned="2" table:number-rows-spanned="1">
            <text:p>Curve:</text:p>
          </table:table-cell>
          <table:covered-table-cell/>
          <table:table-cell table:style-name="ce2" office:value-type="float" office:value="0.1" calcext:value-type="float">
            <text:p>0.1</text:p>
          </table:table-cell>
          <table:table-cell office:value-type="string" calcext:value-type="string" table:number-columns-spanned="2" table:number-rows-spanned="1">
            <text:p>percent</text:p>
          </table:table-cell>
          <table:covered-table-cell/>
          <table:table-cell table:number-columns-repeated="8"/>
        </table:table-row>
        <table:table-row table:style-name="ro2">
          <table:table-cell table:number-columns-repeated="13"/>
          <table:table-cell table:style-name="ce4" table:number-columns-repeated="3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office:value-type="string" calcext:value-type="string">
            <text:p>Points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15.6" calcext:value-type="float">
            <text:p>15.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rcent</text:p>
          </table:table-cell>
          <table:table-cell table:formula="of:=[.C4]/[.$B$2]" office:value-type="float" office:value="0.525" calcext:value-type="float">
            <text:p>0.525</text:p>
          </table:table-cell>
          <table:table-cell table:formula="of:=[.D4]/[.$B$2]" office:value-type="float" office:value="0.375" calcext:value-type="float">
            <text:p>0.375</text:p>
          </table:table-cell>
          <table:table-cell table:formula="of:=[.E4]/[.$B$2]" office:value-type="float" office:value="0.725" calcext:value-type="float">
            <text:p>0.725</text:p>
          </table:table-cell>
          <table:table-cell table:formula="of:=[.F4]/[.$B$2]" office:value-type="float" office:value="0.95" calcext:value-type="float">
            <text:p>0.95</text:p>
          </table:table-cell>
          <table:table-cell table:formula="of:=[.G4]/[.$B$2]" office:value-type="float" office:value="0.8" calcext:value-type="float">
            <text:p>0.8</text:p>
          </table:table-cell>
          <table:table-cell table:formula="of:=[.H4]/[.$B$2]" office:value-type="float" office:value="0.2" calcext:value-type="float">
            <text:p>0.2</text:p>
          </table:table-cell>
          <table:table-cell table:formula="of:=[.I4]/[.$B$2]" office:value-type="float" office:value="0.25" calcext:value-type="float">
            <text:p>0.25</text:p>
          </table:table-cell>
          <table:table-cell table:formula="of:=[.J4]/[.$B$2]" office:value-type="float" office:value="0.8" calcext:value-type="float">
            <text:p>0.8</text:p>
          </table:table-cell>
          <table:table-cell table:formula="of:=[.K4]/[.$B$2]" office:value-type="float" office:value="0.89" calcext:value-type="float">
            <text:p>0.89</text:p>
          </table:table-cell>
          <table:table-cell table:formula="of:=[.L4]/[.$B$2]" office:value-type="float" office:value="0.36" calcext:value-type="float">
            <text:p>0.36</text:p>
          </table:table-cell>
          <table:table-cell table:formula="of:=[.M4]/[.$B$2]" office:value-type="float" office:value="0.48" calcext:value-type="float">
            <text:p>0.48</text:p>
          </table:table-cell>
          <table:table-cell table:formula="of:=[.N4]/[.$B$2]" office:value-type="float" office:value="0.26" calcext:value-type="float">
            <text:p>0.2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tter grade</text:p>
          </table:table-cell>
          <table:table-cell table:formula="of:=IF([.C5]&gt;=0.92;&quot;A&quot;;IF([.C5]&gt;=0.9;&quot;A-&quot;;IF([.C5]&gt;=0.88;&quot;B+&quot;;IF([.C5]&gt;=0.82;&quot;B&quot;;IF([.C5]&gt;=0.8;&quot;B-&quot;;IF([.C5]&gt;=0.78;&quot;C+&quot;;IF([.C5]&gt;=0.72;&quot;C&quot;;IF([.C5]&gt;=0.7;&quot;C-&quot;;IF([.C5]&gt;=0.68;&quot;D+&quot;;IF([.C5]&gt;=0.62;&quot;D&quot;;IF([.C5]&gt;=0.6;&quot;D-&quot;;&quot;F&quot;)))))))))))" office:value-type="string" office:string-value="F" calcext:value-type="string">
            <text:p>F</text:p>
          </table:table-cell>
          <table:table-cell table:formula="of:=IF([.D5]&gt;=0.92;&quot;A&quot;;IF([.D5]&gt;=0.9;&quot;A-&quot;;IF([.D5]&gt;=0.88;&quot;B+&quot;;IF([.D5]&gt;=0.82;&quot;B&quot;;IF([.D5]&gt;=0.8;&quot;B-&quot;;IF([.D5]&gt;=0.78;&quot;C+&quot;;IF([.D5]&gt;=0.72;&quot;C&quot;;IF([.D5]&gt;=0.7;&quot;C-&quot;;IF([.D5]&gt;=0.68;&quot;D+&quot;;IF([.D5]&gt;=0.62;&quot;D&quot;;IF([.D5]&gt;=0.6;&quot;D-&quot;;&quot;F&quot;)))))))))))" office:value-type="string" office:string-value="F" calcext:value-type="string">
            <text:p>F</text:p>
          </table:table-cell>
          <table:table-cell table:formula="of:=IF([.E5]&gt;=0.92;&quot;A&quot;;IF([.E5]&gt;=0.9;&quot;A-&quot;;IF([.E5]&gt;=0.88;&quot;B+&quot;;IF([.E5]&gt;=0.82;&quot;B&quot;;IF([.E5]&gt;=0.8;&quot;B-&quot;;IF([.E5]&gt;=0.78;&quot;C+&quot;;IF([.E5]&gt;=0.72;&quot;C&quot;;IF([.E5]&gt;=0.7;&quot;C-&quot;;IF([.E5]&gt;=0.68;&quot;D+&quot;;IF([.E5]&gt;=0.62;&quot;D&quot;;IF([.E5]&gt;=0.6;&quot;D-&quot;;&quot;F&quot;)))))))))))" office:value-type="string" office:string-value="C" calcext:value-type="string">
            <text:p>C</text:p>
          </table:table-cell>
          <table:table-cell table:formula="of:=IF([.F5]&gt;=0.92;&quot;A&quot;;IF([.F5]&gt;=0.9;&quot;A-&quot;;IF([.F5]&gt;=0.88;&quot;B+&quot;;IF([.F5]&gt;=0.82;&quot;B&quot;;IF([.F5]&gt;=0.8;&quot;B-&quot;;IF([.F5]&gt;=0.78;&quot;C+&quot;;IF([.F5]&gt;=0.72;&quot;C&quot;;IF([.F5]&gt;=0.7;&quot;C-&quot;;IF([.F5]&gt;=0.68;&quot;D+&quot;;IF([.F5]&gt;=0.62;&quot;D&quot;;IF([.F5]&gt;=0.6;&quot;D-&quot;;&quot;F&quot;)))))))))))" office:value-type="string" office:string-value="A" calcext:value-type="string">
            <text:p>A</text:p>
          </table:table-cell>
          <table:table-cell table:formula="of:=IF([.G5]&gt;=0.92;&quot;A&quot;;IF([.G5]&gt;=0.9;&quot;A-&quot;;IF([.G5]&gt;=0.88;&quot;B+&quot;;IF([.G5]&gt;=0.82;&quot;B&quot;;IF([.G5]&gt;=0.8;&quot;B-&quot;;IF([.G5]&gt;=0.78;&quot;C+&quot;;IF([.G5]&gt;=0.72;&quot;C&quot;;IF([.G5]&gt;=0.7;&quot;C-&quot;;IF([.G5]&gt;=0.68;&quot;D+&quot;;IF([.G5]&gt;=0.62;&quot;D&quot;;IF([.G5]&gt;=0.6;&quot;D-&quot;;&quot;F&quot;)))))))))))" office:value-type="string" office:string-value="B-" calcext:value-type="string">
            <text:p>B-</text:p>
          </table:table-cell>
          <table:table-cell table:formula="of:=IF([.H5]&gt;=0.92;&quot;A&quot;;IF([.H5]&gt;=0.9;&quot;A-&quot;;IF([.H5]&gt;=0.88;&quot;B+&quot;;IF([.H5]&gt;=0.82;&quot;B&quot;;IF([.H5]&gt;=0.8;&quot;B-&quot;;IF([.H5]&gt;=0.78;&quot;C+&quot;;IF([.H5]&gt;=0.72;&quot;C&quot;;IF([.H5]&gt;=0.7;&quot;C-&quot;;IF([.H5]&gt;=0.68;&quot;D+&quot;;IF([.H5]&gt;=0.62;&quot;D&quot;;IF([.H5]&gt;=0.6;&quot;D-&quot;;&quot;F&quot;)))))))))))" office:value-type="string" office:string-value="F" calcext:value-type="string">
            <text:p>F</text:p>
          </table:table-cell>
          <table:table-cell table:formula="of:=IF([.I5]&gt;=0.92;&quot;A&quot;;IF([.I5]&gt;=0.9;&quot;A-&quot;;IF([.I5]&gt;=0.88;&quot;B+&quot;;IF([.I5]&gt;=0.82;&quot;B&quot;;IF([.I5]&gt;=0.8;&quot;B-&quot;;IF([.I5]&gt;=0.78;&quot;C+&quot;;IF([.I5]&gt;=0.72;&quot;C&quot;;IF([.I5]&gt;=0.7;&quot;C-&quot;;IF([.I5]&gt;=0.68;&quot;D+&quot;;IF([.I5]&gt;=0.62;&quot;D&quot;;IF([.I5]&gt;=0.6;&quot;D-&quot;;&quot;F&quot;)))))))))))" office:value-type="string" office:string-value="F" calcext:value-type="string">
            <text:p>F</text:p>
          </table:table-cell>
          <table:table-cell table:formula="of:=IF([.J5]&gt;=0.92;&quot;A&quot;;IF([.J5]&gt;=0.9;&quot;A-&quot;;IF([.J5]&gt;=0.88;&quot;B+&quot;;IF([.J5]&gt;=0.82;&quot;B&quot;;IF([.J5]&gt;=0.8;&quot;B-&quot;;IF([.J5]&gt;=0.78;&quot;C+&quot;;IF([.J5]&gt;=0.72;&quot;C&quot;;IF([.J5]&gt;=0.7;&quot;C-&quot;;IF([.J5]&gt;=0.68;&quot;D+&quot;;IF([.J5]&gt;=0.62;&quot;D&quot;;IF([.J5]&gt;=0.6;&quot;D-&quot;;&quot;F&quot;)))))))))))" office:value-type="string" office:string-value="B-" calcext:value-type="string">
            <text:p>B-</text:p>
          </table:table-cell>
          <table:table-cell table:formula="of:=IF([.K5]&gt;=0.92;&quot;A&quot;;IF([.K5]&gt;=0.9;&quot;A-&quot;;IF([.K5]&gt;=0.88;&quot;B+&quot;;IF([.K5]&gt;=0.82;&quot;B&quot;;IF([.K5]&gt;=0.8;&quot;B-&quot;;IF([.K5]&gt;=0.78;&quot;C+&quot;;IF([.K5]&gt;=0.72;&quot;C&quot;;IF([.K5]&gt;=0.7;&quot;C-&quot;;IF([.K5]&gt;=0.68;&quot;D+&quot;;IF([.K5]&gt;=0.62;&quot;D&quot;;IF([.K5]&gt;=0.6;&quot;D-&quot;;&quot;F&quot;)))))))))))" office:value-type="string" office:string-value="B+" calcext:value-type="string">
            <text:p>B+</text:p>
          </table:table-cell>
          <table:table-cell table:formula="of:=IF([.L5]&gt;=0.92;&quot;A&quot;;IF([.L5]&gt;=0.9;&quot;A-&quot;;IF([.L5]&gt;=0.88;&quot;B+&quot;;IF([.L5]&gt;=0.82;&quot;B&quot;;IF([.L5]&gt;=0.8;&quot;B-&quot;;IF([.L5]&gt;=0.78;&quot;C+&quot;;IF([.L5]&gt;=0.72;&quot;C&quot;;IF([.L5]&gt;=0.7;&quot;C-&quot;;IF([.L5]&gt;=0.68;&quot;D+&quot;;IF([.L5]&gt;=0.62;&quot;D&quot;;IF([.L5]&gt;=0.6;&quot;D-&quot;;&quot;F&quot;)))))))))))" office:value-type="string" office:string-value="F" calcext:value-type="string">
            <text:p>F</text:p>
          </table:table-cell>
          <table:table-cell table:formula="of:=IF([.M5]&gt;=0.92;&quot;A&quot;;IF([.M5]&gt;=0.9;&quot;A-&quot;;IF([.M5]&gt;=0.88;&quot;B+&quot;;IF([.M5]&gt;=0.82;&quot;B&quot;;IF([.M5]&gt;=0.8;&quot;B-&quot;;IF([.M5]&gt;=0.78;&quot;C+&quot;;IF([.M5]&gt;=0.72;&quot;C&quot;;IF([.M5]&gt;=0.7;&quot;C-&quot;;IF([.M5]&gt;=0.68;&quot;D+&quot;;IF([.M5]&gt;=0.62;&quot;D&quot;;IF([.M5]&gt;=0.6;&quot;D-&quot;;&quot;F&quot;)))))))))))" office:value-type="string" office:string-value="F" calcext:value-type="string">
            <text:p>F</text:p>
          </table:table-cell>
          <table:table-cell table:formula="of:=IF([.N5]&gt;=0.92;&quot;A&quot;;IF([.N5]&gt;=0.9;&quot;A-&quot;;IF([.N5]&gt;=0.88;&quot;B+&quot;;IF([.N5]&gt;=0.82;&quot;B&quot;;IF([.N5]&gt;=0.8;&quot;B-&quot;;IF([.N5]&gt;=0.78;&quot;C+&quot;;IF([.N5]&gt;=0.72;&quot;C&quot;;IF([.N5]&gt;=0.7;&quot;C-&quot;;IF([.N5]&gt;=0.68;&quot;D+&quot;;IF([.N5]&gt;=0.62;&quot;D&quot;;IF([.N5]&gt;=0.6;&quot;D-&quot;;&quot;F&quot;))))))))))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fter</text:p>
          </table:table-cell>
          <table:table-cell office:value-type="string" calcext:value-type="string">
            <text:p>Percent</text:p>
          </table:table-cell>
          <table:table-cell table:formula="of:=[.C5]+[.$F$2]" office:value-type="float" office:value="0.625" calcext:value-type="float">
            <text:p>0.625</text:p>
          </table:table-cell>
          <table:table-cell table:formula="of:=[.D5]+[.$F$2]" office:value-type="float" office:value="0.475" calcext:value-type="float">
            <text:p>0.475</text:p>
          </table:table-cell>
          <table:table-cell table:formula="of:=[.E5]+[.$F$2]" office:value-type="float" office:value="0.825" calcext:value-type="float">
            <text:p>0.825</text:p>
          </table:table-cell>
          <table:table-cell table:formula="of:=[.F5]+[.$F$2]" office:value-type="float" office:value="1.05" calcext:value-type="float">
            <text:p>1.05</text:p>
          </table:table-cell>
          <table:table-cell table:formula="of:=[.G5]+[.$F$2]" office:value-type="float" office:value="0.9" calcext:value-type="float">
            <text:p>0.9</text:p>
          </table:table-cell>
          <table:table-cell table:formula="of:=[.H5]+[.$F$2]" office:value-type="float" office:value="0.3" calcext:value-type="float">
            <text:p>0.3</text:p>
          </table:table-cell>
          <table:table-cell table:formula="of:=[.I5]+[.$F$2]" office:value-type="float" office:value="0.35" calcext:value-type="float">
            <text:p>0.35</text:p>
          </table:table-cell>
          <table:table-cell table:formula="of:=[.J5]+[.$F$2]" office:value-type="float" office:value="0.9" calcext:value-type="float">
            <text:p>0.9</text:p>
          </table:table-cell>
          <table:table-cell table:formula="of:=[.K5]+[.$F$2]" office:value-type="float" office:value="0.99" calcext:value-type="float">
            <text:p>0.99</text:p>
          </table:table-cell>
          <table:table-cell table:formula="of:=[.L5]+[.$F$2]" office:value-type="float" office:value="0.46" calcext:value-type="float">
            <text:p>0.46</text:p>
          </table:table-cell>
          <table:table-cell table:formula="of:=[.M5]+[.$F$2]" office:value-type="float" office:value="0.58" calcext:value-type="float">
            <text:p>0.58</text:p>
          </table:table-cell>
          <table:table-cell table:formula="of:=[.N5]+[.$F$2]" office:value-type="float" office:value="0.36" calcext:value-type="float">
            <text:p>0.3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tter grade</text:p>
          </table:table-cell>
          <table:table-cell table:formula="of:=IF([.C7]&gt;=0.92;&quot;A&quot;;IF([.C7]&gt;=0.9;&quot;A-&quot;;IF([.C7]&gt;=0.88;&quot;B+&quot;;IF([.C7]&gt;=0.82;&quot;B&quot;;IF([.C7]&gt;=0.8;&quot;B-&quot;;IF([.C7]&gt;=0.78;&quot;C+&quot;;IF([.C7]&gt;=0.72;&quot;C&quot;;IF([.C7]&gt;=0.7;&quot;C-&quot;;IF([.C7]&gt;=0.68;&quot;D+&quot;;IF([.C7]&gt;=0.62;&quot;D&quot;;IF([.C7]&gt;=0.6;&quot;D-&quot;;&quot;F&quot;)))))))))))" office:value-type="string" office:string-value="D" calcext:value-type="string">
            <text:p>D</text:p>
          </table:table-cell>
          <table:table-cell table:formula="of:=IF([.D7]&gt;=0.92;&quot;A&quot;;IF([.D7]&gt;=0.9;&quot;A-&quot;;IF([.D7]&gt;=0.88;&quot;B+&quot;;IF([.D7]&gt;=0.82;&quot;B&quot;;IF([.D7]&gt;=0.8;&quot;B-&quot;;IF([.D7]&gt;=0.78;&quot;C+&quot;;IF([.D7]&gt;=0.72;&quot;C&quot;;IF([.D7]&gt;=0.7;&quot;C-&quot;;IF([.D7]&gt;=0.68;&quot;D+&quot;;IF([.D7]&gt;=0.62;&quot;D&quot;;IF([.D7]&gt;=0.6;&quot;D-&quot;;&quot;F&quot;)))))))))))" office:value-type="string" office:string-value="F" calcext:value-type="string">
            <text:p>F</text:p>
          </table:table-cell>
          <table:table-cell table:formula="of:=IF([.E7]&gt;=0.92;&quot;A&quot;;IF([.E7]&gt;=0.9;&quot;A-&quot;;IF([.E7]&gt;=0.88;&quot;B+&quot;;IF([.E7]&gt;=0.82;&quot;B&quot;;IF([.E7]&gt;=0.8;&quot;B-&quot;;IF([.E7]&gt;=0.78;&quot;C+&quot;;IF([.E7]&gt;=0.72;&quot;C&quot;;IF([.E7]&gt;=0.7;&quot;C-&quot;;IF([.E7]&gt;=0.68;&quot;D+&quot;;IF([.E7]&gt;=0.62;&quot;D&quot;;IF([.E7]&gt;=0.6;&quot;D-&quot;;&quot;F&quot;)))))))))))" office:value-type="string" office:string-value="B" calcext:value-type="string">
            <text:p>B</text:p>
          </table:table-cell>
          <table:table-cell table:formula="of:=IF([.F7]&gt;=0.92;&quot;A&quot;;IF([.F7]&gt;=0.9;&quot;A-&quot;;IF([.F7]&gt;=0.88;&quot;B+&quot;;IF([.F7]&gt;=0.82;&quot;B&quot;;IF([.F7]&gt;=0.8;&quot;B-&quot;;IF([.F7]&gt;=0.78;&quot;C+&quot;;IF([.F7]&gt;=0.72;&quot;C&quot;;IF([.F7]&gt;=0.7;&quot;C-&quot;;IF([.F7]&gt;=0.68;&quot;D+&quot;;IF([.F7]&gt;=0.62;&quot;D&quot;;IF([.F7]&gt;=0.6;&quot;D-&quot;;&quot;F&quot;)))))))))))" office:value-type="string" office:string-value="A" calcext:value-type="string">
            <text:p>A</text:p>
          </table:table-cell>
          <table:table-cell table:formula="of:=IF([.G7]&gt;=0.92;&quot;A&quot;;IF([.G7]&gt;=0.9;&quot;A-&quot;;IF([.G7]&gt;=0.88;&quot;B+&quot;;IF([.G7]&gt;=0.82;&quot;B&quot;;IF([.G7]&gt;=0.8;&quot;B-&quot;;IF([.G7]&gt;=0.78;&quot;C+&quot;;IF([.G7]&gt;=0.72;&quot;C&quot;;IF([.G7]&gt;=0.7;&quot;C-&quot;;IF([.G7]&gt;=0.68;&quot;D+&quot;;IF([.G7]&gt;=0.62;&quot;D&quot;;IF([.G7]&gt;=0.6;&quot;D-&quot;;&quot;F&quot;)))))))))))" office:value-type="string" office:string-value="A-" calcext:value-type="string">
            <text:p>A-</text:p>
          </table:table-cell>
          <table:table-cell table:formula="of:=IF([.H7]&gt;=0.92;&quot;A&quot;;IF([.H7]&gt;=0.9;&quot;A-&quot;;IF([.H7]&gt;=0.88;&quot;B+&quot;;IF([.H7]&gt;=0.82;&quot;B&quot;;IF([.H7]&gt;=0.8;&quot;B-&quot;;IF([.H7]&gt;=0.78;&quot;C+&quot;;IF([.H7]&gt;=0.72;&quot;C&quot;;IF([.H7]&gt;=0.7;&quot;C-&quot;;IF([.H7]&gt;=0.68;&quot;D+&quot;;IF([.H7]&gt;=0.62;&quot;D&quot;;IF([.H7]&gt;=0.6;&quot;D-&quot;;&quot;F&quot;)))))))))))" office:value-type="string" office:string-value="F" calcext:value-type="string">
            <text:p>F</text:p>
          </table:table-cell>
          <table:table-cell table:formula="of:=IF([.I7]&gt;=0.92;&quot;A&quot;;IF([.I7]&gt;=0.9;&quot;A-&quot;;IF([.I7]&gt;=0.88;&quot;B+&quot;;IF([.I7]&gt;=0.82;&quot;B&quot;;IF([.I7]&gt;=0.8;&quot;B-&quot;;IF([.I7]&gt;=0.78;&quot;C+&quot;;IF([.I7]&gt;=0.72;&quot;C&quot;;IF([.I7]&gt;=0.7;&quot;C-&quot;;IF([.I7]&gt;=0.68;&quot;D+&quot;;IF([.I7]&gt;=0.62;&quot;D&quot;;IF([.I7]&gt;=0.6;&quot;D-&quot;;&quot;F&quot;)))))))))))" office:value-type="string" office:string-value="F" calcext:value-type="string">
            <text:p>F</text:p>
          </table:table-cell>
          <table:table-cell table:formula="of:=IF([.J7]&gt;=0.92;&quot;A&quot;;IF([.J7]&gt;=0.9;&quot;A-&quot;;IF([.J7]&gt;=0.88;&quot;B+&quot;;IF([.J7]&gt;=0.82;&quot;B&quot;;IF([.J7]&gt;=0.8;&quot;B-&quot;;IF([.J7]&gt;=0.78;&quot;C+&quot;;IF([.J7]&gt;=0.72;&quot;C&quot;;IF([.J7]&gt;=0.7;&quot;C-&quot;;IF([.J7]&gt;=0.68;&quot;D+&quot;;IF([.J7]&gt;=0.62;&quot;D&quot;;IF([.J7]&gt;=0.6;&quot;D-&quot;;&quot;F&quot;)))))))))))" office:value-type="string" office:string-value="A-" calcext:value-type="string">
            <text:p>A-</text:p>
          </table:table-cell>
          <table:table-cell table:formula="of:=IF([.K7]&gt;=0.92;&quot;A&quot;;IF([.K7]&gt;=0.9;&quot;A-&quot;;IF([.K7]&gt;=0.88;&quot;B+&quot;;IF([.K7]&gt;=0.82;&quot;B&quot;;IF([.K7]&gt;=0.8;&quot;B-&quot;;IF([.K7]&gt;=0.78;&quot;C+&quot;;IF([.K7]&gt;=0.72;&quot;C&quot;;IF([.K7]&gt;=0.7;&quot;C-&quot;;IF([.K7]&gt;=0.68;&quot;D+&quot;;IF([.K7]&gt;=0.62;&quot;D&quot;;IF([.K7]&gt;=0.6;&quot;D-&quot;;&quot;F&quot;)))))))))))" office:value-type="string" office:string-value="A" calcext:value-type="string">
            <text:p>A</text:p>
          </table:table-cell>
          <table:table-cell table:formula="of:=IF([.L7]&gt;=0.92;&quot;A&quot;;IF([.L7]&gt;=0.9;&quot;A-&quot;;IF([.L7]&gt;=0.88;&quot;B+&quot;;IF([.L7]&gt;=0.82;&quot;B&quot;;IF([.L7]&gt;=0.8;&quot;B-&quot;;IF([.L7]&gt;=0.78;&quot;C+&quot;;IF([.L7]&gt;=0.72;&quot;C&quot;;IF([.L7]&gt;=0.7;&quot;C-&quot;;IF([.L7]&gt;=0.68;&quot;D+&quot;;IF([.L7]&gt;=0.62;&quot;D&quot;;IF([.L7]&gt;=0.6;&quot;D-&quot;;&quot;F&quot;)))))))))))" office:value-type="string" office:string-value="F" calcext:value-type="string">
            <text:p>F</text:p>
          </table:table-cell>
          <table:table-cell table:formula="of:=IF([.M7]&gt;=0.92;&quot;A&quot;;IF([.M7]&gt;=0.9;&quot;A-&quot;;IF([.M7]&gt;=0.88;&quot;B+&quot;;IF([.M7]&gt;=0.82;&quot;B&quot;;IF([.M7]&gt;=0.8;&quot;B-&quot;;IF([.M7]&gt;=0.78;&quot;C+&quot;;IF([.M7]&gt;=0.72;&quot;C&quot;;IF([.M7]&gt;=0.7;&quot;C-&quot;;IF([.M7]&gt;=0.68;&quot;D+&quot;;IF([.M7]&gt;=0.62;&quot;D&quot;;IF([.M7]&gt;=0.6;&quot;D-&quot;;&quot;F&quot;)))))))))))" office:value-type="string" office:string-value="F" calcext:value-type="string">
            <text:p>F</text:p>
          </table:table-cell>
          <table:table-cell table:formula="of:=IF([.N7]&gt;=0.92;&quot;A&quot;;IF([.N7]&gt;=0.9;&quot;A-&quot;;IF([.N7]&gt;=0.88;&quot;B+&quot;;IF([.N7]&gt;=0.82;&quot;B&quot;;IF([.N7]&gt;=0.8;&quot;B-&quot;;IF([.N7]&gt;=0.78;&quot;C+&quot;;IF([.N7]&gt;=0.72;&quot;C&quot;;IF([.N7]&gt;=0.7;&quot;C-&quot;;IF([.N7]&gt;=0.68;&quot;D+&quot;;IF([.N7]&gt;=0.62;&quot;D&quot;;IF([.N7]&gt;=0.6;&quot;D-&quot;;&quot;F&quot;))))))))))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3">
          <table:table-cell table:number-columns-repeated="16"/>
        </table:table-row>
        <table:table-row table:style-name="ro1">
          <table:table-cell table:style-name="ce6" office:value-type="string" calcext:value-type="string" table:number-columns-spanned="3" table:number-rows-spanned="1">
            <text:p>Results after curve</text:p>
          </table:table-cell>
          <table:covered-table-cell table:number-columns-repeated="2"/>
          <table:table-cell table:number-columns-repeated="13"/>
        </table:table-row>
        <table:table-row table:style-name="ro3"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After</text:p>
          </table:table-cell>
          <table:table-cell table:style-name="ce3" office:value-type="string" calcext:value-type="string">
            <text:p>Befor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</text:p>
          </table:table-cell>
          <table:table-cell table:formula="of:=COUNTIF([.C$8:.Q$8];&quot;A&quot;)" office:value-type="float" office:value="2" calcext:value-type="float">
            <text:p>2</text:p>
          </table:table-cell>
          <table:table-cell table:formula="of:=COUNTIF([.C$6:.Q$6];&quot;A&quot;)"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-</text:p>
          </table:table-cell>
          <table:table-cell table:formula="of:=COUNTIF([.C$8:.Q$8];&quot;A-&quot;)" office:value-type="float" office:value="2" calcext:value-type="float">
            <text:p>2</text:p>
          </table:table-cell>
          <table:table-cell table:formula="of:=COUNTIF([.C$6:.Q$6];&quot;A-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+</text:p>
          </table:table-cell>
          <table:table-cell table:formula="of:=COUNTIF([.C$8:.Q$8];&quot;B\+&quot;)" office:value-type="float" office:value="0" calcext:value-type="float">
            <text:p>0</text:p>
          </table:table-cell>
          <table:table-cell table:formula="of:=COUNTIF([.C$6:.Q$6];&quot;B\+&quot;)"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</text:p>
          </table:table-cell>
          <table:table-cell table:formula="of:=COUNTIF([.C$8:.Q$8];&quot;B&quot;)" office:value-type="float" office:value="1" calcext:value-type="float">
            <text:p>1</text:p>
          </table:table-cell>
          <table:table-cell table:formula="of:=COUNTIF([.C$6:.Q$6];&quot;B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-</text:p>
          </table:table-cell>
          <table:table-cell table:formula="of:=COUNTIF([.C$8:.Q$8];&quot;B-&quot;)" office:value-type="float" office:value="0" calcext:value-type="float">
            <text:p>0</text:p>
          </table:table-cell>
          <table:table-cell table:formula="of:=COUNTIF([.C$6:.Q$6];&quot;B-&quot;)"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+</text:p>
          </table:table-cell>
          <table:table-cell table:formula="of:=COUNTIF([.C$8:.Q$8];&quot;C\+&quot;)" office:value-type="float" office:value="0" calcext:value-type="float">
            <text:p>0</text:p>
          </table:table-cell>
          <table:table-cell table:formula="of:=COUNTIF([.C$6:.Q$6];&quot;C\+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</text:p>
          </table:table-cell>
          <table:table-cell table:formula="of:=COUNTIF([.C$8:.Q$8];&quot;C&quot;)" office:value-type="float" office:value="0" calcext:value-type="float">
            <text:p>0</text:p>
          </table:table-cell>
          <table:table-cell table:formula="of:=COUNTIF([.C$6:.Q$6];&quot;C&quot;)"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-</text:p>
          </table:table-cell>
          <table:table-cell table:formula="of:=COUNTIF([.C$8:.Q$8];&quot;C-&quot;)" office:value-type="float" office:value="0" calcext:value-type="float">
            <text:p>0</text:p>
          </table:table-cell>
          <table:table-cell table:formula="of:=COUNTIF([.C$6:.Q$6];&quot;C-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+</text:p>
          </table:table-cell>
          <table:table-cell table:formula="of:=COUNTIF([.C$8:.Q$8];&quot;D\+&quot;)" office:value-type="float" office:value="0" calcext:value-type="float">
            <text:p>0</text:p>
          </table:table-cell>
          <table:table-cell table:formula="of:=COUNTIF([.C$6:.Q$6];&quot;D\+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</text:p>
          </table:table-cell>
          <table:table-cell table:formula="of:=COUNTIF([.C$8:.Q$8];&quot;D&quot;)" office:value-type="float" office:value="1" calcext:value-type="float">
            <text:p>1</text:p>
          </table:table-cell>
          <table:table-cell table:formula="of:=COUNTIF([.C$6:.Q$6];&quot;D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-</text:p>
          </table:table-cell>
          <table:table-cell table:formula="of:=COUNTIF([.C$8:.Q$8];&quot;D-&quot;)" office:value-type="float" office:value="0" calcext:value-type="float">
            <text:p>0</text:p>
          </table:table-cell>
          <table:table-cell table:formula="of:=COUNTIF([.C$6:.Q$6];&quot;D-&quot;)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F</text:p>
          </table:table-cell>
          <table:table-cell table:formula="of:=COUNTIF([.C$8:.Q$8];&quot;F&quot;)" office:value-type="float" office:value="6" calcext:value-type="float">
            <text:p>6</text:p>
          </table:table-cell>
          <table:table-cell table:formula="of:=COUNTIF([.C$6:.Q$6];&quot;F&quot;)" office:value-type="float" office:value="7" calcext:value-type="float">
            <text:p>7</text:p>
          </table:table-cell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Failing after:</text:p>
          </table:table-cell>
          <table:table-cell table:formula="of:=[.B23]" office:value-type="float" office:value="6" calcext:value-type="float">
            <text:p>6</text:p>
          </table:table-cell>
          <table:table-cell table:style-name="ce5" table:formula="of:=[.B25]/SUM([.B12:.B23])" office:value-type="percentage" office:value="0.5" calcext:value-type="percentage">
            <text:p>50.00%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 failing after:</text:p>
          </table:table-cell>
          <table:table-cell table:formula="of:=SUM([.B12:.B22])" office:value-type="float" office:value="6" calcext:value-type="float">
            <text:p>6</text:p>
          </table:table-cell>
          <table:table-cell table:style-name="ce5" table:formula="of:=[.B26]/SUM([.B12:.B23])" office:value-type="percentage" office:value="0.5" calcext:value-type="percentage">
            <text:p>50.00%</text:p>
          </table:table-cell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Avg:</text:p>
          </table:table-cell>
          <table:table-cell table:style-name="ce5" table:formula="of:=AVERAGE([.C7:.Q7])" office:value-type="percentage" office:value="0.65125" calcext:value-type="percentage">
            <text:p>65.13%</text:p>
          </table:table-cell>
          <table:table-cell table:number-columns-repeated="14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Total:</text:p>
          </table:table-cell>
          <table:table-cell table:formula="of:=[.B2]" office:value-type="float" office:value="60" calcext:value-type="float">
            <text:p>60</text:p>
          </table:table-cell>
          <table:table-cell office:value-type="string" calcext:value-type="string">
            <text:p>poin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rve:</text:p>
          </table:table-cell>
          <table:table-cell table:formula="of:=[.F2]*[.B30]" office:value-type="float" office:value="6" calcext:value-type="float">
            <text:p>6</text:p>
          </table:table-cell>
          <table:table-cell office:value-type="string" calcext:value-type="string">
            <text:p>point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date-style style:name="N134">
      <number:day-of-week/>
      <number:text>, </number:text>
      <number:month/>
      <number:text>/</number:text>
      <number:day/>
      <number:text>/</number:text>
      <number:year/>
    </number:date-style>
    <number:percentage-style style:name="N13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veryOtherRow" style:family="table-cell" style:parent-style-name="Default">
      <style:table-cell-properties fo:background-color="#eeeeee"/>
    </style:style>
    <style:style style:name="EveryOtherRow2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2:41:14.251151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59:25.782984682</meta:creation-date>
    <dc:date>2017-12-01T12:41:26.013533437</dc:date>
    <meta:editing-duration>P2DT21H11M44S</meta:editing-duration>
    <meta:editing-cycles>98</meta:editing-cycles>
    <meta:generator>LibreOffice/5.4.3.2$Linux_X86_64 LibreOffice_project/4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87cm" xlink:href="." xlink:type="simple" chart:class="chart:bar" chart:style-name="ch1">
        <chart:title svg:x="3.459cm" svg:y="0.313cm" chart:style-name="ch2">
          <text:p>Grade Distribution before and after the Curve</text:p>
        </chart:title>
        <chart:legend chart:legend-position="end" svg:x="14.24cm" svg:y="3.895cm" style:legend-expansion="high" chart:style-name="ch3"/>
        <chart:plot-area chart:style-name="ch4" chart:data-source-has-labels="both" svg:x="0.32cm" svg:y="1.269cm" svg:width="13.6cm" svg:height="7.441cm">
          <chartooo:coordinate-region svg:x="0.756cm" svg:y="1.468cm" svg:width="13.164cm" svg:height="6.595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</text:p>
              </table:table-cell>
              <table:table-cell office:value-type="string">
                <text:p>Before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-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-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+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